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9047in"/>
    </style:style>
    <style:style style:name="co3" style:family="table-column">
      <style:table-column-properties fo:break-before="auto" style:column-width="4.1075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0.689in"/>
    </style:style>
    <style:style style:name="co7" style:family="table-column">
      <style:table-column-properties fo:break-before="auto" style:column-width="0.7252in"/>
    </style:style>
    <style:style style:name="co8" style:family="table-column">
      <style:table-column-properties fo:break-before="auto" style:column-width="1.0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tat Multiplication</text:p>
          </table:table-cell>
          <table:table-cell table:style-name="ce1" office:value-type="string">
            <text:p>Base Stats</text:p>
          </table:table-cell>
          <table:table-cell table:style-name="ce1" office:value-type="string">
            <text:p>Weaknesses</text:p>
          </table:table-cell>
          <table:table-cell table:style-name="ce1" office:value-type="string">
            <text:p>Resistances</text:p>
          </table:table-cell>
          <table:table-cell table:style-name="ce1" office:value-type="string">
            <text:p>Attack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Wind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s/>Bat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hosts / Ghoul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ryphon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Harpy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Water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lime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iren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erfolk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Kraken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Fire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oblin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inotaur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Dwarves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Dragon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Earth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olem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Elves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Centaurs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iant Ent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Wraith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Abomination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Undead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Behemoth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Historic Knight</text:p>
          </table:table-cell>
          <table:table-cell office:value-type="string">
            <text:p>Playerlevel + (srand % 5) +2</text:p>
          </table:table-cell>
          <table:table-cell office:value-type="string">
            <text:p>HP 25 | MP 10 | ATK 4 | MATK 4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alactic Knight</text:p>
          </table:table-cell>
          <table:table-cell office:value-type="string">
            <text:p>Playerlevel + (srand % 5) +2</text:p>
          </table:table-cell>
          <table:table-cell office:value-type="string">
            <text:p>HP 25 | MP 10 | ATK 4 | MATK 4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Time Mage</text:p>
          </table:table-cell>
          <table:table-cell office:value-type="string">
            <text:p>Playerlevel + (srand % 5) +4</text:p>
          </table:table-cell>
          <table:table-cell office:value-type="string">
            <text:p>HP 20 | MP 30 | ATK 2 | MATK 2 | DEF 4 | MDEF 4 | SPD 4 | LUK 4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pacial Mage</text:p>
          </table:table-cell>
          <table:table-cell office:value-type="string">
            <text:p>Playerlevel + (srand % 5) +4</text:p>
          </table:table-cell>
          <table:table-cell office:value-type="string">
            <text:p>HP 20 | MP 30 | ATK 2 | MATK 2 | DEF 4 | MDEF 4 | SPD 4 | LUK 4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Vampire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Werewolf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ad Programmer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00:22:46.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1:24:55</meta:creation-date>
    <dc:date>2013-05-03T00:23:47.82</dc:date>
    <meta:editing-duration>PT16M8S</meta:editing-duration>
    <meta:editing-cycles>5</meta:editing-cycles>
    <meta:generator>LibreOffice/4.0.2.2$Windows_x86 LibreOffice_project/4c82dcdd6efcd48b1d8bba66bfe1989deee49c3</meta:generator>
    <meta:document-statistic meta:table-count="1" meta:cell-count="192" meta:object-count="0"/>
  </office:meta>
</office:document-meta>
</file>